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933" officeooo:paragraph-rsid="0007f933"/>
    </style:style>
    <style:style style:name="P2" style:family="paragraph" style:parent-style-name="Standard">
      <style:text-properties fo:font-weight="bold" officeooo:rsid="0007f933" officeooo:paragraph-rsid="0007f93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47bc" officeooo:paragraph-rsid="000947bc" style:font-weight-asian="bold" style:font-weight-complex="bold"/>
    </style:style>
    <style:style style:name="P4" style:family="paragraph" style:parent-style-name="Standard">
      <style:text-properties officeooo:rsid="0009a54a" officeooo:paragraph-rsid="0009a54a"/>
    </style:style>
    <style:style style:name="T1" style:family="text">
      <style:text-properties officeooo:rsid="00094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POS DE ATÉ 3 ALUNOS</text:p>
      <text:p text:style-name="P3"/>
      <text:p text:style-name="P3">Notas: Disciplina de BD e IPW</text:p>
      <text:p text:style-name="P3">Data apresentação: Data das Provas BD e IPW</text:p>
      <text:p text:style-name="P3">Sistema deve ser entregue no e-mail <text:a xlink:type="simple" xlink:href="mailto:rafael.florindo@escola.pr.gov.br" text:style-name="Internet_20_link" text:visited-style-name="Visited_20_Internet_20_Link">rafael.florindo@escola.pr.gov.br</text:a> com o link do github de um dos integrantes do grupo.</text:p>
      <text:p text:style-name="P3"/>
      <text:p text:style-name="P2"/>
      <text:p text:style-name="P2">Sistema 01</text:p>
      <text:p text:style-name="P1">1 - Lançamento de nota fiscal</text:p>
      <text:p text:style-name="P1">2 - Gerar relatórios</text:p>
      <text:p text:style-name="P1">- Total geral de nota fiscal</text:p>
      <text:p text:style-name="P1">- Media das notas fiscais</text:p>
      <text:p text:style-name="P1">- Maior e Menor Venda do mês</text:p>
      <text:p text:style-name="P1"/>
      <text:p text:style-name="P2">Sistema 02</text:p>
      <text:p text:style-name="P1">1- Lançar os abastecimentos de um veiculo</text:p>
      <text:p text:style-name="P1">2 - Gerar relatórios</text:p>
      <text:p text:style-name="P1">- Total geral de abastecimento</text:p>
      <text:p text:style-name="P1">- Total de Quilometragem rodado</text:p>
      <text:p text:style-name="P1">- Maior e menor consumo de combustível</text:p>
      <text:p text:style-name="P1"/>
      <text:p text:style-name="P2">Sistema 03</text:p>
      <text:p text:style-name="P1">1 – Lançar as despesas e receitas de uma família</text:p>
      <text:p text:style-name="P1">2 – Gerar Relatórios</text:p>
      <text:p text:style-name="P1">- Total geral de receitas e despesas</text:p>
      <text:p text:style-name="P1">- Media das receitas e Despesas</text:p>
      <text:p text:style-name="P1">- Maior e Menor despesa.</text:p>
      <text:p text:style-name="P1"><text:s/></text:p>
      <text:p text:style-name="P4"><text:a xlink:type="simple" xlink:href="https://docs.google.com/spreadsheets/d/1erSqZOkcQv5-MC5ABJEn3G6wdr90dp7x1EK2cCODlms/edit?usp=sharing" text:style-name="Internet_20_link" text:visited-style-name="Visited_20_Internet_20_Link">https://docs.google.com/spreadsheets/d/1erSqZOkcQv5-MC5ABJEn3G6wdr90dp7x1EK2cCODlms/edit?usp=sharing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8:41:30.765114990</meta:creation-date>
    <dc:date>2019-11-11T12:36:58.934601507</dc:date>
    <meta:editing-duration>PT3H34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30" meta:character-count="795" meta:non-whitespace-character-count="685"/>
  </office:meta>
</office:document-meta>
</file>